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p text:style-name="Heading_1">Technisch-Organisatorische Maßnahmen (TOMs)</text:p>
      <text:p text:style-name="Standard">gemäß Art. 32 DSGVO</text:p>
      <text:p text:style-name="Standard"><text:span text:style-name="Bold">Stand:</text:span> Januar 2026</text:p>
      <text:p text:style-name="Standard"><text:span text:style-name="Bold">Verantwortlicher:</text:span> Thomas Kluge, Ringstrasse 26, 82110 Germering</text:p>
      <text:p text:style-name="Standard"/>
      <text:p text:style-name="Heading_2">1. Vertraulichkeit (Art. 32 Abs. 1 lit. b DSGVO)</text:p>
      <text:p text:style-name="Standard"/>
      <text:p text:style-name="Heading_3">1.1 Zutrittskontrolle</text:p>
      <text:p text:style-name="Standard">Schutz vor unbefugtem Zutritt zu Datenverarbeitungsanlagen:</text:p>
      <text:list text:style-name="BulletList">
        <text:list-item>
          <text:p text:style-name="List_Bullet">Server wird bei Hetzner Online GmbH in einem deutschen Rechenzentrum betrieben</text:p>
        </text:list-item>
        <text:list-item>
          <text:p text:style-name="List_Bullet">Hetzner Rechenzentren verfügen über physische Zugangskontrollen (Videoüberwachung, elektronische Zutrittskontrolle, Sicherheitspersonal)</text:p>
        </text:list-item>
        <text:list-item>
          <text:p text:style-name="List_Bullet">Kein physischer Zugang des Betreibers zum Server erforderlich (Remote-Verwaltung)</text:p>
        </text:list-item>
      </text:list>
      <text:p text:style-name="Standard"/>
      <text:p text:style-name="Heading_3">1.2 Zugangskontrolle</text:p>
      <text:p text:style-name="Standard">Schutz vor unbefugter Nutzung der Datenverarbeitungssysteme:</text:p>
      <text:list text:style-name="BulletList">
        <text:list-item>
          <text:p text:style-name="List_Bullet">SSH-Zugang zum Server ausschließlich über SSH-Key-Authentifizierung</text:p>
        </text:list-item>
        <text:list-item>
          <text:p text:style-name="List_Bullet">Root-Zugang ist auf den Betreiber beschränkt</text:p>
        </text:list-item>
        <text:list-item>
          <text:p text:style-name="List_Bullet">Datenbankzugang nur über localhost (nicht extern erreichbar)</text:p>
        </text:list-item>
        <text:list-item>
          <text:p text:style-name="List_Bullet">Admin-Panel der Anwendung ist passwortgeschützt</text:p>
        </text:list-item>
        <text:list-item>
          <text:p text:style-name="List_Bullet">Hetzner Robot/Cloud Console mit eigenem Passwort und 2FA gesichert</text:p>
        </text:list-item>
      </text:list>
      <text:p text:style-name="Standard"/>
      <text:p text:style-name="Heading_3">1.3 Zugriffskontrolle</text:p>
      <text:p text:style-name="Standard">Schutz vor unbefugtem Lesen, Kopieren, Verändern oder Löschen von Daten:</text:p>
      <text:list text:style-name="BulletList">
        <text:list-item>
          <text:p text:style-name="List_Bullet">Rollenbasiertes Berechtigungskonzept (Nutzer, Moderator, Admin)</text:p>
        </text:list-item>
        <text:list-item>
          <text:p text:style-name="List_Bullet">Nutzer können nur eigene Daten bearbeiten und löschen</text:p>
        </text:list-item>
        <text:list-item>
          <text:p text:style-name="List_Bullet">API-Endpoints sind durch JWT-Token-Authentifizierung geschützt</text:p>
        </text:list-item>
        <text:list-item>
          <text:p text:style-name="List_Bullet">Prepared Statements verhindern SQL-Injection</text:p>
        </text:list-item>
        <text:list-item>
          <text:p text:style-name="List_Bullet">Input-Validierung und Sanitization auf API-Ebene</text:p>
        </text:list-item>
        <text:list-item>
          <text:p text:style-name="List_Bullet">CORS-Konfiguration beschränkt Zugriff auf erlaubte Origins</text:p>
        </text:list-item>
      </text:list>
      <text:p text:style-name="Standard"/>
      <text:p text:style-name="Heading_3">1.4 Trennungskontrolle</text:p>
      <text:p text:style-name="Standard">Gewährleistung, dass zu unterschiedlichen Zwecken erhobene Daten getrennt verarbeitet werden:</text:p>
      <text:list text:style-name="BulletList">
        <text:list-item>
          <text:p text:style-name="List_Bullet">Logische Trennung der Daten in der PostgreSQL-Datenbank durch separate Tabellen</text:p>
        </text:list-item>
        <text:list-item>
          <text:p text:style-name="List_Bullet">Server-Logs getrennt von Anwendungsdaten</text:p>
        </text:list-item>
        <text:list-item>
          <text:p text:style-name="List_Bullet">E-Mail-Server getrennt vom Anwendungsserver</text:p>
        </text:list-item>
      </text:list>
      <text:p text:style-name="Standard"/>
      <text:p text:style-name="Heading_3">1.5 Pseudonymisierung</text:p>
      <text:list text:style-name="BulletList">
        <text:list-item>
          <text:p text:style-name="List_Bullet">KI-Moderation (DeepSeek) erhält nur anonymisierte Textinhalte ohne Nutzerzuordnung</text:p>
        </text:list-item>
        <text:list-item>
          <text:p text:style-name="List_Bullet">Keine persönlichen Identifikationsdaten werden an externe Dienste übermittelt</text:p>
        </text:list-item>
      </text:list>
      <text:p text:style-name="Standard"/>
      <text:p text:style-name="Heading_2">2. Integrität (Art. 32 Abs. 1 lit. b DSGVO)</text:p>
      <text:p text:style-name="Standard"/>
      <text:p text:style-name="Heading_3">2.1 Weitergabekontrolle</text:p>
      <text:p text:style-name="Standard">Schutz bei der Übertragung personenbezogener Daten:</text:p>
      <text:list text:style-name="BulletList">
        <text:list-item>
          <text:p text:style-name="List_Bullet">Gesamte Kommunikation über HTTPS/TLS verschlüsselt</text:p>
        </text:list-item>
        <text:list-item>
          <text:p text:style-name="List_Bullet">Passwörter werden mit Bcrypt gehasht und gesalzen (nie im Klartext gespeichert oder übertragen)</text:p>
        </text:list-item>
        <text:list-item>
          <text:p text:style-name="List_Bullet">JWT-Tokens haben eine begrenzte Gültigkeit (24 Stunden)</text:p>
        </text:list-item>
        <text:list-item>
          <text:p text:style-name="List_Bullet">E-Mail-Versand über eigenen, verschlüsselten Mailserver (TLS)</text:p>
        </text:list-item>
      </text:list>
      <text:p text:style-name="Standard"/>
      <text:p text:style-name="Heading_3">2.2 Eingabekontrolle</text:p>
      <text:p text:style-name="Standard">Nachvollziehbarkeit, wer wann welche Daten eingegeben oder verändert hat:</text:p>
      <text:list text:style-name="BulletList">
        <text:list-item>
          <text:p text:style-name="List_Bullet">Server-Logs protokollieren API-Zugriffe mit Zeitstempel</text:p>
        </text:list-item>
        <text:list-item>
          <text:p text:style-name="List_Bullet">Datenbankeinträge enthalten created_at-Zeitstempel</text:p>
        </text:list-item>
        <text:list-item>
          <text:p text:style-name="List_Bullet">Posts und Kommentare sind dem erstellenden Nutzer zugeordnet</text:p>
        </text:list-item>
      </text:list>
      <text:p text:style-name="Standard"/>
      <text:p text:style-name="Heading_2">3. Verfügbarkeit und Belastbarkeit (Art. 32 Abs. 1 lit. b und c DSGVO)</text:p>
      <text:p text:style-name="Standard"/>
      <text:p text:style-name="Heading_3">3.1 Verfügbarkeitskontrolle</text:p>
      <text:p text:style-name="Standard">Schutz gegen zufällige oder mutwillige Zerstörung oder Verlust:</text:p>
      <text:list text:style-name="BulletList">
        <text:list-item>
          <text:p text:style-name="List_Bullet">Server bei Hetzner mit professioneller Infrastruktur (USV, Brandschutz, Klimatisierung)</text:p>
        </text:list-item>
        <text:list-item>
          <text:p text:style-name="List_Bullet">Regelmäßige Sicherheitsupdates des Betriebssystems und der Anwendung</text:p>
        </text:list-item>
        <text:list-item>
          <text:p text:style-name="List_Bullet">Firewall-Konfiguration (ufw/iptables) beschränkt eingehende Verbindungen auf notwendige Ports</text:p>
        </text:list-item>
      </text:list>
      <text:p text:style-name="Standard"/>
      <text:p text:style-name="Heading_3">3.2 Wiederherstellbarkeit</text:p>
      <text:list text:style-name="BulletList">
        <text:list-item>
          <text:p text:style-name="List_Bullet">Regelmäßige Datenbank-Backups (empfohlen: täglich, mit Aufbewahrung von 7 Tagen)</text:p>
        </text:list-item>
        <text:list-item>
          <text:p text:style-name="List_Bullet">Anwendungscode in Git-Repository versioniert</text:p>
        </text:list-item>
        <text:list-item>
          <text:p text:style-name="List_Bullet">Konfiguration dokumentiert für schnelle Neuaufsetsung</text:p>
        </text:list-item>
      </text:list>
      <text:p text:style-name="Standard"/>
      <text:p text:style-name="Heading_2">4. Verfahren zur regelmäßigen Überprüfung (Art. 32 Abs. 1 lit. d DSGVO)</text:p>
      <text:list text:style-name="BulletList">
        <text:list-item>
          <text:p text:style-name="List_Bullet">Jährliche Überprüfung der TOMs und Anpassung bei Bedarf</text:p>
        </text:list-item>
        <text:list-item>
          <text:p text:style-name="List_Bullet">Regelmäßige Prüfung auf Sicherheitsupdates</text:p>
        </text:list-item>
        <text:list-item>
          <text:p text:style-name="List_Bullet">Überwachung der Server-Logs auf verdächtige Aktivitäten</text:p>
        </text:list-item>
        <text:list-item>
          <text:p text:style-name="List_Bullet">Automatische KI-Moderation zur Erkennung regelwidriger Inhalte</text:p>
        </text:list-item>
        <text:list-item>
          <text:p text:style-name="List_Bullet">Dieses Dokument wird bei wesentlichen Änderungen an der Infrastruktur aktualisiert</text:p>
        </text:list-item>
      </text:list>
      <text:p text:style-name="Standard"/>
      <text:p text:style-name="Heading_2">5. Besondere Maßnahmen für Minderjährige</text:p>
      <text:list text:style-name="BulletList">
        <text:list-item>
          <text:p text:style-name="List_Bullet">Altersverifikation bei Registrierung (Geburtsdatum, Mindestalter 13)</text:p>
        </text:list-item>
        <text:list-item>
          <text:p text:style-name="List_Bullet">Elterliche Einwilligung per E-Mail-Bestätigung für Nutzer unter 16 Jahren</text:p>
        </text:list-item>
        <text:list-item>
          <text:p text:style-name="List_Bullet">Double Opt-In E-Mail-Verifizierung für alle Nutzer</text:p>
        </text:list-item>
        <text:list-item>
          <text:p text:style-name="List_Bullet">KI-gestützte Moderation zum Schutz vor Grooming und unangemessenen Inhalten</text:p>
        </text:list-item>
        <text:list-item>
          <text:p text:style-name="List_Bullet">Community-Richtlinien mit expliziten Regeln zum Jugendschutz</text:p>
        </text:list-item>
      </text:list>
      <text:p text:style-name="Standard"/>
      <text:p text:style-name="Heading_2">6. Auftragsverarbeiter</text:p>
      <text:list text:style-name="BulletList">
        <text:list-item>
          <text:p text:style-name="List_Bullet"><text:span text:style-name="Bold">Hetzner Online GmbH</text:span> — Server-Hosting. AV-Vertrag abgeschlossen. Standort: Deutschland. DSGVO-konform.</text:p>
        </text:list-item>
        <text:list-item>
          <text:p text:style-name="List_Bullet"><text:span text:style-name="Bold">Eigener E-Mail-Server</text:span> — Selbst betrieben, kein AV-Vertrag erforderlich.</text:p>
        </text:list-item>
        <text:list-item>
          <text:p text:style-name="List_Bullet"><text:span text:style-name="Bold">DeepSeek API</text:span> — KI-Moderation. Nur anonymisierte Textinhalte. Drittlandübermittlung (China). Transparenz in Datenschutzerklärung.</text:p>
        </text:list-item>
      </text:list>
      <text:p text:style-name="Standard"/>
      <text:p text:style-name="Heading_2">7. Dokumentenhistorie</text:p>
      <text:list text:style-name="BulletList">
        <text:list-item>
          <text:p text:style-name="List_Bullet">Januar 2026 — Erstfass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office:version="1.2">
  <office:styles>
    <style:style style:name="Standard" style:family="paragraph">
      <style:paragraph-properties fo:margin-bottom="0.3cm"/>
      <style:text-properties fo:font-size="11pt" style:font-name="Liberation Sans"/>
    </style:style>
    <style:style style:name="Heading_1" style:family="paragraph" style:parent-style-name="Standard" style:class="text">
      <style:paragraph-properties fo:margin-top="0.8cm" fo:margin-bottom="0.4cm"/>
      <style:text-properties fo:font-size="18pt" fo:font-weight="bold" fo:color="#1877f2"/>
    </style:style>
    <style:style style:name="Heading_2" style:family="paragraph" style:parent-style-name="Standard" style:class="text">
      <style:paragraph-properties fo:margin-top="0.6cm" fo:margin-bottom="0.3cm"/>
      <style:text-properties fo:font-size="14pt" fo:font-weight="bold" fo:color="#1c1e21"/>
    </style:style>
    <style:style style:name="Heading_3" style:family="paragraph" style:parent-style-name="Standard" style:class="text">
      <style:paragraph-properties fo:margin-top="0.4cm" fo:margin-bottom="0.2cm"/>
      <style:text-properties fo:font-size="12pt" fo:font-weight="bold" fo:color="#1c1e21"/>
    </style:style>
    <style:style style:name="Bold" style:family="text">
      <style:text-properties fo:font-weight="bold"/>
    </style:style>
    <style:style style:name="List_Bullet" style:family="paragraph" style:parent-style-name="Standard" style:list-style-name="BulletList">
      <style:paragraph-properties fo:margin-left="1cm"/>
    </style:style>
    <text:list-style style:name="BulletList">
      <text:list-level-style-bullet text:level="1" text:bullet-char="•">
        <style:list-level-properties text:space-before="0.5cm" text:min-label-width="0.5cm"/>
      </text:list-level-style-bullet>
    </text:list-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dc:title>Technisch-Organisatorische Maßnahmen gemäß Art. 32 DSGVO</dc:title>
    <dc:creator>Thomas Kluge</dc:creator>
    <meta:creation-date>2026-01-31T17:13:39</meta:creation-date>
    <dc:date>2026-01-31T17:13:39</dc:date>
  </office:meta>
</office:document-meta>
</file>